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style:font-name="Arial Black1" fo:font-size="60pt" fo:font-weight="bold"/>
    </style:style>
    <style:style style:name="P5" style:family="paragraph">
      <style:paragraph-properties fo:margin-left="0cm" fo:margin-right="0cm" fo:text-indent="0cm"/>
      <style:text-properties style:font-name="Arial Black1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weight-asian="bold" style:font-name-complex="Tahoma" style:font-size-complex="44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name-complex="Tahoma" style:font-size-complex="44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5" style:family="text">
      <style:text-properties fo:color="#ffffff" style:font-name="Arial Black1" fo:font-size="60pt" fo:font-weight="bold"/>
    </style:style>
    <style:style style:name="T6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1. </text:span><text:span text:style-name="T2">Tryumfy</text:span><text:span text:style-name="T2"><text:line-break/></text:span><text:span text:style-name="T2">Króla niebieskiego</text:span><text:span text:style-name="T3"><text:line-break/></text:span><text:span text:style-name="T3">Zstąpiły</text:span><text:span text:style-name="T3"><text:line-break/></text:span><text:span text:style-name="T3">z nieba wysokie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3">Pobudziły pasterzów,</text:span><text:span text:style-name="T3"><text:line-break/></text:span><text:span text:style-name="T3">Dobytku swego stróżów,</text:span><text:span text:style-name="T4"><text:line-break/></text:span><text:span text:style-name="T4">Śpiewaniem, śpiewaniem, śpiewani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5">2. </text:span><text:span text:style-name="T6">Chwała bądź</text:span><text:span text:style-name="T6"><text:line-break/></text:span><text:span text:style-name="T6">Bogu w wysokości,</text:span><text:span text:style-name="T6"><text:line-break/></text:span><text:span text:style-name="T6">A ludziom</text:span><text:span text:style-name="T6"><text:line-break/></text:span><text:span text:style-name="T6">pokój na nisk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6">Narodził się Zbawiciel,</text:span><text:span text:style-name="T6"><text:line-break/></text:span><text:span text:style-name="T6">Dusz ludzkich Odkupiciel, </text:span><text:span text:style-name="T6"><text:line-break/></text:span><text:span text:style-name="T6">Na ziemi, na ziemi,</text:span><text:span text:style-name="T6"><text:line-break/></text:span><text:span text:style-name="T6">na ziem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5"><text:span text:style-name="T6">3. Zrodziła Maryja Dziewica</text:span><text:span text:style-name="T6"><text:line-break/></text:span><text:span text:style-name="T6">Wiecznego Boga bez rodzica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5"><text:span text:style-name="T6">By nas z piekła wybawił,</text:span><text:span text:style-name="T6"><text:line-break/></text:span><text:span text:style-name="T6">A w niebieskich postawił</text:span><text:span text:style-name="T6"><text:line-break/></text:span><text:span text:style-name="T6">Pałacach, pałacach, pałacach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5"><text:span text:style-name="T6">4. Pasterze</text:span><text:span text:style-name="T6"><text:line-break/></text:span><text:span text:style-name="T6">w podziwieniu stają,</text:span><text:span text:style-name="T6"><text:line-break/></text:span><text:span text:style-name="T6">Tryumfu przyczynę badają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5"><text:span text:style-name="T6">Co się nowego dzieje,</text:span><text:span text:style-name="T6"><text:line-break/></text:span><text:span text:style-name="T6">Że tak światłość jaśnieje</text:span><text:span text:style-name="T6"><text:line-break/></text:span><text:span text:style-name="T6">Nie wiedząc, nie wiedząc,</text:span><text:span text:style-name="T6"><text:line-break/></text:span><text:span text:style-name="T6">nie wiedząc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5"><text:span text:style-name="T6">5. Że to Bóg,</text:span><text:span text:style-name="T6"><text:line-break/></text:span><text:span text:style-name="T6">gdy się dowiedzieli,</text:span><text:span text:style-name="T6"><text:line-break/></text:span><text:span text:style-name="T6">Swej trzody w polu odbieżeli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5"><text:span text:style-name="T6">Śpiesząc na powitanie</text:span><text:span text:style-name="T6"><text:line-break/></text:span><text:span text:style-name="T6">Do Betlejemskiej stajni</text:span><text:span text:style-name="T6"><text:line-break/></text:span><text:span text:style-name="T6">Dzieciątka, Dzieciątka,</text:span><text:span text:style-name="T6"><text:line-break/></text:span><text:span text:style-name="T6">Dzieciątk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5"><text:span text:style-name="T6">6. Niebieskim</text:span><text:span text:style-name="T6"><text:line-break/></text:span><text:span text:style-name="T6">światłem oświeceni,</text:span><text:span text:style-name="T6"><text:line-break/></text:span><text:span text:style-name="T6">Pokornie przed nim uniżeni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5"><text:span text:style-name="T6">Bogiem Go być prawdziwym</text:span><text:span text:style-name="T6"><text:line-break/></text:span><text:span text:style-name="T6">Z serca afektem żywym</text:span><text:span text:style-name="T6"><text:line-break/></text:span><text:span text:style-name="T6">Wyznają, wyznają, wyznaj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5"><text:span text:style-name="T6">7. I które mieli z sobą dary</text:span><text:span text:style-name="T6"><text:line-break/></text:span><text:span text:style-name="T6">Dzieciątku dają na ofiary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5"><text:span text:style-name="T6">Przyjmij, o Narodzony</text:span><text:span text:style-name="T6"><text:line-break/></text:span><text:span text:style-name="T6">Nas i dar przyniesiony</text:span><text:span text:style-name="T6"><text:line-break/></text:span><text:span text:style-name="T6">Z ochotą, z ochotą, z ochot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1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1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1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12-25T15:55:03</meta:creation-date>
    <dc:date>2014-01-26T13:31:14.360000000</dc:date>
    <dc:language>pl-PL</dc:language>
    <meta:editing-cycles>26</meta:editing-cycles>
    <meta:editing-duration>PT15M3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